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6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6cm" svg:height="6.7cm" svg:x="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75cm" svg:height="1.333cm" svg:x="5.5cm" svg:y="5.6cm">
          <draw:text-box>
            <text:p>z</text:p>
          </draw:text-box>
        </draw:frame>
        <draw:frame draw:style-name="gr3" draw:layer="layout" svg:width="1.075cm" svg:height="1.1cm" svg:x="5.025cm" svg:y="4.5cm">
          <draw:text-box>
            <text:p>y</text:p>
          </draw:text-box>
        </draw:frame>
        <draw:frame draw:style-name="gr4" draw:layer="layout" svg:width="1.075cm" svg:height="1.414cm" svg:x="5.2cm" svg:y="2.786cm">
          <draw:text-box>
            <text:p>x</text:p>
          </draw:text-box>
        </draw:frame>
        <draw:custom-shape draw:style-name="gr5" draw:text-style-name="P3" draw:layer="layout" svg:width="2.9cm" svg:height="2.1cm" svg:x="7.4cm" svg:y="1.6cm">
          <text:p text:style-name="P2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7cm" svg:y1="5.9cm" svg:x2="14.4cm" svg:y2="5.9cm">
          <text:p/>
        </draw:line>
        <draw:line draw:style-name="gr6" draw:text-style-name="P2" draw:layer="layout" svg:x1="6.1cm" svg:y1="3.3cm" svg:x2="7.4cm" svg:y2="2.6cm">
          <text:p/>
        </draw:line>
        <draw:custom-shape draw:style-name="gr5" draw:text-style-name="P3" draw:layer="layout" svg:width="2.9cm" svg:height="2.1cm" svg:x="7.7cm" svg:y="4.8cm">
          <text:p text:style-name="P2"><text:span text:style-name="T1">op_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8cm" svg:y1="4.8cm" svg:x2="7.8cm" svg:y2="3.4cm">
          <text:p/>
        </draw:line>
        <draw:line draw:style-name="gr6" draw:text-style-name="P2" draw:layer="layout" svg:x1="6.2cm" svg:y1="6.1cm" svg:x2="7.8cm" svg:y2="6.2cm">
          <text:p/>
        </draw:line>
        <draw:line draw:style-name="gr6" draw:text-style-name="P2" draw:layer="layout" svg:x1="10.2cm" svg:y1="3.1cm" svg:x2="9.2cm" svg:y2="4.7cm">
          <text:p/>
        </draw:line>
        <draw:frame draw:style-name="gr7" draw:layer="layout" svg:width="4.6cm" svg:height="0.95cm" svg:x="2cm" svg:y="1.45cm">
          <draw:text-box>
            <text:p><text:s text:c="3"/>def ho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09:43:33</dc:date>
    <dc:creator>tokai </dc:creator>
    <meta:editing-duration>PT15M34S</meta:editing-duration>
    <meta:editing-cycles>18</meta:editing-cycles>
    <meta:generator>LibreOffice/3.5$Linux_x86 LibreOffice_project/350m1$Build-2</meta:generator>
    <meta:document-statistic meta:object-count="12"/>
  </office:meta>
</office:document-meta>
</file>